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0939d" officeooo:paragraph-rsid="0000939d" style:font-weight-asian="bold" style:font-weight-complex="bold"/>
    </style:style>
    <style:style style:name="P2" style:family="paragraph" style:parent-style-name="Standard">
      <style:text-properties style:font-name="Arial" fo:font-weight="bold" officeooo:rsid="0000939d" officeooo:paragraph-rsid="00071b8f" style:font-weight-asian="bold" style:font-weight-complex="bold"/>
    </style:style>
    <style:style style:name="P3" style:family="paragraph" style:parent-style-name="Standard">
      <style:text-properties style:font-name="Arial" fo:font-weight="bold" officeooo:rsid="0000939d" officeooo:paragraph-rsid="0027a9b1" style:font-weight-asian="bold" style:font-weight-complex="bold"/>
    </style:style>
    <style:style style:name="P4" style:family="paragraph" style:parent-style-name="Standard">
      <style:text-properties style:font-name="Arial" fo:font-weight="bold" officeooo:rsid="00044007" officeooo:paragraph-rsid="00044007" style:font-weight-asian="bold" style:font-weight-complex="bold"/>
    </style:style>
    <style:style style:name="P5" style:family="paragraph" style:parent-style-name="Standard">
      <style:text-properties style:font-name="Arial" fo:font-weight="bold" officeooo:rsid="00071b8f" officeooo:paragraph-rsid="00071b8f" style:font-weight-asian="bold" style:font-weight-complex="bold"/>
    </style:style>
    <style:style style:name="P6" style:family="paragraph" style:parent-style-name="Standard">
      <style:text-properties style:font-name="Arial" fo:font-weight="normal" officeooo:rsid="0000939d" officeooo:paragraph-rsid="0000939d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00939d" officeooo:paragraph-rsid="0000939d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0bf569" officeooo:paragraph-rsid="0000939d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026013" officeooo:paragraph-rsid="0000939d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044007" officeooo:paragraph-rsid="0000939d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044007" officeooo:paragraph-rsid="00044007" style:font-weight-asian="normal" style:font-weight-complex="normal"/>
    </style:style>
    <style:style style:name="P12" style:family="paragraph" style:parent-style-name="Standard">
      <style:text-properties style:font-name="Arial" fo:font-weight="bold" officeooo:rsid="0000939d" officeooo:paragraph-rsid="0029cbd7" style:font-weight-asian="bold" style:font-weight-complex="bold"/>
    </style:style>
    <style:style style:name="P13" style:family="paragraph" style:parent-style-name="Standard">
      <style:paragraph-properties fo:break-before="page"/>
      <style:text-properties style:font-name="Arial" fo:font-weight="normal" officeooo:rsid="00026013" officeooo:paragraph-rsid="0000939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6013" style:font-weight-asian="normal" style:font-weight-complex="normal"/>
    </style:style>
    <style:style style:name="T3" style:family="text">
      <style:text-properties fo:font-weight="normal" officeooo:rsid="00044007" style:font-weight-asian="normal" style:font-weight-complex="normal"/>
    </style:style>
    <style:style style:name="T4" style:family="text">
      <style:text-properties fo:font-weight="normal" officeooo:rsid="00071b8f" style:font-weight-asian="normal" style:font-weight-complex="normal"/>
    </style:style>
    <style:style style:name="T5" style:family="text">
      <style:text-properties fo:font-weight="normal" officeooo:rsid="00072b88" style:font-weight-asian="normal" style:font-weight-complex="normal"/>
    </style:style>
    <style:style style:name="T6" style:family="text">
      <style:text-properties fo:font-weight="normal" officeooo:rsid="00087487" style:font-weight-asian="normal" style:font-weight-complex="normal"/>
    </style:style>
    <style:style style:name="T7" style:family="text">
      <style:text-properties fo:font-weight="normal" officeooo:rsid="0009f174" style:font-weight-asian="normal" style:font-weight-complex="normal"/>
    </style:style>
    <style:style style:name="T8" style:family="text">
      <style:text-properties fo:font-weight="normal" officeooo:rsid="000aab8d" style:font-weight-asian="normal" style:font-weight-complex="normal"/>
    </style:style>
    <style:style style:name="T9" style:family="text">
      <style:text-properties fo:font-weight="normal" officeooo:rsid="000bf569" style:font-weight-asian="normal" style:font-weight-complex="normal"/>
    </style:style>
    <style:style style:name="T10" style:family="text">
      <style:text-properties fo:font-weight="normal" officeooo:rsid="000deb5b" style:font-weight-asian="normal" style:font-weight-complex="normal"/>
    </style:style>
    <style:style style:name="T11" style:family="text">
      <style:text-properties fo:font-weight="normal" officeooo:rsid="0011ae3c" style:font-weight-asian="normal" style:font-weight-complex="normal"/>
    </style:style>
    <style:style style:name="T12" style:family="text">
      <style:text-properties fo:font-weight="normal" officeooo:rsid="00122dee" style:font-weight-asian="normal" style:font-weight-complex="normal"/>
    </style:style>
    <style:style style:name="T13" style:family="text">
      <style:text-properties fo:font-weight="normal" officeooo:rsid="0013207b" style:font-weight-asian="normal" style:font-weight-complex="normal"/>
    </style:style>
    <style:style style:name="T14" style:family="text">
      <style:text-properties fo:font-weight="normal" officeooo:rsid="0014663a" style:font-weight-asian="normal" style:font-weight-complex="normal"/>
    </style:style>
    <style:style style:name="T15" style:family="text">
      <style:text-properties fo:font-weight="normal" officeooo:rsid="00153f10" style:font-weight-asian="normal" style:font-weight-complex="normal"/>
    </style:style>
    <style:style style:name="T16" style:family="text">
      <style:text-properties fo:font-weight="normal" officeooo:rsid="001649f1" style:font-weight-asian="normal" style:font-weight-complex="normal"/>
    </style:style>
    <style:style style:name="T17" style:family="text">
      <style:text-properties fo:font-weight="normal" officeooo:rsid="0017f4ad" style:font-weight-asian="normal" style:font-weight-complex="normal"/>
    </style:style>
    <style:style style:name="T18" style:family="text">
      <style:text-properties fo:font-weight="normal" officeooo:rsid="001817b9" style:font-weight-asian="normal" style:font-weight-complex="normal"/>
    </style:style>
    <style:style style:name="T19" style:family="text">
      <style:text-properties fo:font-weight="normal" officeooo:rsid="0019bfcd" style:font-weight-asian="normal" style:font-weight-complex="normal"/>
    </style:style>
    <style:style style:name="T20" style:family="text">
      <style:text-properties fo:font-weight="normal" officeooo:rsid="001a61b8" style:font-weight-asian="normal" style:font-weight-complex="normal"/>
    </style:style>
    <style:style style:name="T21" style:family="text">
      <style:text-properties fo:font-weight="normal" officeooo:rsid="001b7c9d" style:font-weight-asian="normal" style:font-weight-complex="normal"/>
    </style:style>
    <style:style style:name="T22" style:family="text">
      <style:text-properties fo:font-weight="normal" officeooo:rsid="001d35d9" style:font-weight-asian="normal" style:font-weight-complex="normal"/>
    </style:style>
    <style:style style:name="T23" style:family="text">
      <style:text-properties fo:font-weight="normal" officeooo:rsid="001d4a60" style:font-weight-asian="normal" style:font-weight-complex="normal"/>
    </style:style>
    <style:style style:name="T24" style:family="text">
      <style:text-properties fo:font-weight="normal" officeooo:rsid="001eb16d" style:font-weight-asian="normal" style:font-weight-complex="normal"/>
    </style:style>
    <style:style style:name="T25" style:family="text">
      <style:text-properties fo:font-weight="normal" officeooo:rsid="001fec03" style:font-weight-asian="normal" style:font-weight-complex="normal"/>
    </style:style>
    <style:style style:name="T26" style:family="text">
      <style:text-properties fo:font-weight="normal" officeooo:rsid="0020bbb0" style:font-weight-asian="normal" style:font-weight-complex="normal"/>
    </style:style>
    <style:style style:name="T27" style:family="text">
      <style:text-properties fo:font-weight="normal" officeooo:rsid="002163fa" style:font-weight-asian="normal" style:font-weight-complex="normal"/>
    </style:style>
    <style:style style:name="T28" style:family="text">
      <style:text-properties fo:font-weight="normal" officeooo:rsid="00228901" style:font-weight-asian="normal" style:font-weight-complex="normal"/>
    </style:style>
    <style:style style:name="T29" style:family="text">
      <style:text-properties fo:font-weight="normal" officeooo:rsid="00244806" style:font-weight-asian="normal" style:font-weight-complex="normal"/>
    </style:style>
    <style:style style:name="T30" style:family="text">
      <style:text-properties fo:font-weight="normal" officeooo:rsid="00249b4e" style:font-weight-asian="normal" style:font-weight-complex="normal"/>
    </style:style>
    <style:style style:name="T31" style:family="text">
      <style:text-properties fo:font-weight="normal" officeooo:rsid="0026331e" style:font-weight-asian="normal" style:font-weight-complex="normal"/>
    </style:style>
    <style:style style:name="T32" style:family="text">
      <style:text-properties fo:font-weight="normal" officeooo:rsid="0027a6fe" style:font-weight-asian="normal" style:font-weight-complex="normal"/>
    </style:style>
    <style:style style:name="T33" style:family="text">
      <style:text-properties fo:font-weight="normal" officeooo:rsid="0027a9b1" style:font-weight-asian="normal" style:font-weight-complex="normal"/>
    </style:style>
    <style:style style:name="T34" style:family="text">
      <style:text-properties fo:font-weight="normal" officeooo:rsid="0029533c" style:font-weight-asian="normal" style:font-weight-complex="normal"/>
    </style:style>
    <style:style style:name="T3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 officeooo:rsid="00063779"/>
    </style:style>
    <style:style style:name="T37" style:family="text">
      <style:text-properties officeooo:rsid="00063779"/>
    </style:style>
    <style:style style:name="T38" style:family="text">
      <style:text-properties officeooo:rsid="002953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47"/>Addition <text:span text:style-name="T38"><text:s text:c="19"/></text:span></text:p>
      <text:p text:style-name="P1"><text:tab/><text:span text:style-name="T1">In addition → </text:span><text:span text:style-name="T7">en adición, adicionalmente, </text:span><text:span text:style-name="T34">además, <text:s text:c="14"/></text:span><text:span text:style-name="T7"><text:s text:c="22"/></text:span></text:p>
      <text:p text:style-name="P1"><text:span text:style-name="T1"><text:tab/>Both → </text:span><text:span text:style-name="T28">ambos, a la vez, los dos, </text:span></text:p>
      <text:p text:style-name="P1"><text:span text:style-name="T1"><text:tab/>Not only … → </text:span><text:span text:style-name="T7">no solo, </text:span></text:p>
      <text:p text:style-name="P1"><text:span text:style-name="T1"><text:tab/>Also → </text:span><text:span text:style-name="T4">también, </text:span></text:p>
      <text:p text:style-name="P1"><text:span text:style-name="T1"><text:tab/></text:span><text:span text:style-name="T35">But</text:span><text:span text:style-name="T1"> → </text:span><text:span text:style-name="T4">pero, </text:span></text:p>
      <text:p text:style-name="P1"><text:span text:style-name="T1"><text:tab/>As well as → </text:span><text:span text:style-name="T4">de la misma manera que, lo mismo que, </text:span></text:p>
      <text:p text:style-name="P1"><text:span text:style-name="T1"><text:tab/>Moreover → </text:span><text:span text:style-name="T29">también, </text:span></text:p>
      <text:p text:style-name="P1"><text:span text:style-name="T1"><text:tab/>Furthermore → </text:span><text:span text:style-name="T4">lo que es más, además, </text:span></text:p>
      <text:p text:style-name="P1"><text:span text:style-name="T1"><text:tab/>Besides → </text:span><text:span text:style-name="T29">además, por otra parte, </text:span></text:p>
      <text:p text:style-name="P12"><text:span text:style-name="T1"><text:tab/>In fact → </text:span><text:span text:style-name="T20">en efecto, de hecho, </text:span><text:span text:style-name="T21">a decir verdad, </text:span><text:span text:style-name="T22">en realidad, </text:span></text:p>
      <text:p text:style-name="P12"><text:span text:style-name="T20"><text:tab/></text:span><text:span text:style-name="T1">As a matter or fact → </text:span><text:span text:style-name="T34">en realidad,</text:span></text:p>
      <text:p text:style-name="P1"><text:span text:style-name="T1"><text:tab/>Similarly → </text:span><text:span text:style-name="T4">de manera similar, similarmente, </text:span></text:p>
      <text:p text:style-name="P1"><text:span text:style-name="T1"><text:tab/>And → </text:span><text:span text:style-name="T20">y</text:span></text:p>
      <text:p text:style-name="P6"/>
      <text:p text:style-name="P1">Contrast</text:p>
      <text:p text:style-name="P1"><text:span text:style-name="T1"><text:tab/></text:span><text:span text:style-name="T35">But</text:span><text:span text:style-name="T1"> → </text:span><text:span text:style-name="T26">pero, </text:span><text:span text:style-name="T27">sino</text:span></text:p>
      <text:p text:style-name="P1"><text:span text:style-name="T1"><text:tab/>However → </text:span><text:span text:style-name="T7">sin embargo, </text:span></text:p>
      <text:p text:style-name="P1"><text:span text:style-name="T1"><text:tab/>In contrast to → </text:span><text:span text:style-name="T25">en contraste de, </text:span><text:span text:style-name="T34">por el contrario</text:span></text:p>
      <text:p text:style-name="P1"><text:span text:style-name="T1"><text:tab/>Nevertheless → </text:span><text:span text:style-name="T23">sin embargo, </text:span></text:p>
      <text:p text:style-name="P1"><text:span text:style-name="T1"><text:tab/>On the contrary → </text:span><text:span text:style-name="T34">por el</text:span><text:span text:style-name="T23"> contrario, al contrario, </text:span></text:p>
      <text:p text:style-name="P1"><text:span text:style-name="T1"><text:tab/>On the other hand → </text:span><text:span text:style-name="T24">de otra manera, por otra parte, por otro lado, </text:span></text:p>
      <text:p text:style-name="P1"><text:span text:style-name="T1"><text:tab/>Still → </text:span><text:span text:style-name="T31">todavía, aún, a pesar de todo, </text:span></text:p>
      <text:p text:style-name="P1"><text:span text:style-name="T1"><text:tab/>...whereas… → </text:span><text:span text:style-name="T7">mientras que, </text:span></text:p>
      <text:p text:style-name="P1"><text:span text:style-name="T7"><text:tab/></text:span><text:span text:style-name="T9">Otherwise → de otra manera, </text:span><text:span text:style-name="T34">por el contrario,</text:span></text:p>
      <text:p text:style-name="P8"/>
      <text:p text:style-name="P1">Consequence/Result</text:p>
      <text:p text:style-name="P1"><text:tab/><text:span text:style-name="T1">As consequence → </text:span><text:span text:style-name="T32">como consecuencia, </text:span></text:p>
      <text:p text:style-name="P1"><text:span text:style-name="T1"><text:tab/>As a result → </text:span><text:span text:style-name="T32">como resultado, </text:span></text:p>
      <text:p text:style-name="P1"><text:span text:style-name="T1"><text:tab/>So that → </text:span><text:span text:style-name="T32">entonces, de modo que, para que, </text:span></text:p>
      <text:p text:style-name="P1"><text:span text:style-name="T1"><text:tab/>Thus → </text:span><text:span text:style-name="T33">(similarly) así, en concecuencia, </text:span><text:span text:style-name="T34">por lo tanto, </text:span></text:p>
      <text:p text:style-name="P1"><text:span text:style-name="T1"><text:tab/>Therefore → </text:span><text:span text:style-name="T33">por lo tanto, por consiguiente, </text:span></text:p>
      <text:p text:style-name="P1"><text:span text:style-name="T1"><text:tab/>Consequently → </text:span><text:span text:style-name="T33">consecuentemente, en consecuencia, por consiguiente, </text:span></text:p>
      <text:p text:style-name="P1"><text:span text:style-name="T1"><text:tab/>Then → </text:span><text:span text:style-name="T33">entonces, luego, después,</text:span></text:p>
      <text:p text:style-name="P1"><text:span text:style-name="T1"><text:tab/>So → </text:span><text:span text:style-name="T7">entonces, asi que, </text:span></text:p>
      <text:p text:style-name="P6"/>
      <text:p text:style-name="P1">Purpose</text:p>
      <text:p text:style-name="P1"><text:tab/><text:span text:style-name="T1">With the purpose of → </text:span><text:span text:style-name="T33">con el propósito de, a fin de, </text:span></text:p>
      <text:p text:style-name="P3"><text:span text:style-name="T1"><text:tab/></text:span><text:span text:style-name="T2">In order to → </text:span><text:span text:style-name="T33">a fin de que, de modo que, para que,</text:span></text:p>
      <text:p text:style-name="P1"><text:span text:style-name="T2"><text:tab/>So that → </text:span><text:span text:style-name="T33">a fin de que, de modo que, para que,</text:span></text:p>
      <text:p text:style-name="P1"><text:span text:style-name="T2"><text:tab/>For the purpose of → </text:span><text:span text:style-name="T19">a fin de, para, </text:span><text:span text:style-name="T34">con el propósito de, </text:span></text:p>
      <text:p text:style-name="P9"/>
      <text:p text:style-name="P1">Cause/Effect</text:p>
      <text:p text:style-name="P1"><text:tab/><text:span text:style-name="T2">Because of → </text:span><text:span text:style-name="T7">por, </text:span></text:p>
      <text:p text:style-name="P1"><text:span text:style-name="T2"><text:tab/>Due to → </text:span><text:span text:style-name="T8">debido a , </text:span></text:p>
      <text:p text:style-name="P1"><text:span text:style-name="T2"><text:tab/>Since → (because) </text:span><text:span text:style-name="T4">sin embargo, </text:span></text:p>
      <text:p text:style-name="P2"><text:span text:style-name="T2"><text:tab/>A</text:span><text:span text:style-name="T4">s</text:span><text:span text:style-name="T2"> → (because) </text:span><text:span text:style-name="T7">como, </text:span><text:span text:style-name="T34">a medida que, ya que,</text:span></text:p>
      <text:p text:style-name="P13"/>
      <text:p text:style-name="P1">Example</text:p>
      <text:p text:style-name="P1"><text:tab/><text:span text:style-name="T3">Briefly → </text:span><text:span text:style-name="T18">brevemente, </text:span></text:p>
      <text:p text:style-name="P10"><text:tab/>e.g. → </text:p>
      <text:p text:style-name="P1"><text:span text:style-name="T3"><text:tab/>For example → </text:span><text:span text:style-name="T10">por ejemplo, </text:span></text:p>
      <text:p text:style-name="P1"><text:span text:style-name="T3"><text:tab/>For instance → </text:span><text:span text:style-name="T10">por ejemplo, </text:span></text:p>
      <text:p text:style-name="P10"><text:tab/>i.e. → </text:p>
      <text:p text:style-name="P4"><text:span text:style-name="T1"><text:tab/>In other words → </text:span><text:span text:style-name="T16">En otras palabras, </text:span></text:p>
      <text:p text:style-name="P4"><text:span text:style-name="T1"><text:tab/>*That is (to say) → </text:span><text:span text:style-name="T17">es decir, </text:span></text:p>
      <text:p text:style-name="P4"><text:span text:style-name="T1"><text:tab/>Such as … → </text:span><text:span text:style-name="T15">tal/tales como, </text:span></text:p>
      <text:p text:style-name="P11"/>
      <text:p text:style-name="P1">Conclusion</text:p>
      <text:p text:style-name="P1"><text:tab/><text:span text:style-name="T3">Finally → </text:span><text:span text:style-name="T14">Finalmente, </text:span></text:p>
      <text:p text:style-name="P1"><text:span text:style-name="T3"><text:tab/>In conclusion → </text:span><text:span text:style-name="T5">En conclusión, </text:span></text:p>
      <text:p text:style-name="P1"><text:span text:style-name="T3"><text:tab/>To conclude → <text:s/></text:span><text:span text:style-name="T5">Para concluir, </text:span></text:p>
      <text:p text:style-name="P1"><text:span text:style-name="T3"><text:tab/>In fact → </text:span><text:span text:style-name="T12">de hecho, en reallidad, en efecto, </text:span></text:p>
      <text:p text:style-name="P1"><text:span text:style-name="T12"><text:tab/></text:span><text:span text:style-name="T13">Really, relamente, en realidad, verdaderamente, </text:span></text:p>
      <text:p text:style-name="P1"><text:span text:style-name="T3"><text:tab/>In other words → </text:span><text:span text:style-name="T7">En otras palabras, </text:span></text:p>
      <text:p text:style-name="P1"><text:span text:style-name="T7"><text:tab/></text:span><text:span text:style-name="T30">In spite of → (despite) Apesar de, </text:span><text:span text:style-name="T34">que,</text:span></text:p>
      <text:p text:style-name="P10"/>
      <text:p text:style-name="P1">Order/Sequence</text:p>
      <text:p text:style-name="P5"><text:tab/><text:span text:style-name="T1">To begin with → para comenzar, </text:span></text:p>
      <text:p text:style-name="P1"><text:tab/><text:span text:style-name="T1"> </text:span><text:span text:style-name="T3">In the (first/second/…) place → </text:span><text:span text:style-name="T4">En </text:span><text:span text:style-name="T11">(</text:span><text:span text:style-name="T4">…</text:span><text:span text:style-name="T11">)</text:span><text:span text:style-name="T4"> lugar, </text:span></text:p>
      <text:p text:style-name="P1"><text:span text:style-name="T3"><text:tab/>Firstly → </text:span><text:span text:style-name="T4">En primer lugar, </text:span></text:p>
      <text:p text:style-name="P1"><text:span text:style-name="T3"><text:tab/>Before → </text:span><text:span text:style-name="T4">antes, </text:span></text:p>
      <text:p text:style-name="P1"><text:span text:style-name="T3"><text:tab/>After → </text:span><text:span text:style-name="T4">después, </text:span><text:span text:style-name="T33">luego, </text:span></text:p>
      <text:p text:style-name="P1"><text:span text:style-name="T3"><text:tab/>The former (first condition) … the later (second condition) → </text:span><text:span text:style-name="T6">el primero… el </text:span><text:span text:style-name="T34">último</text:span><text:span text:style-name="T6">...</text:span></text:p>
      <text:p text:style-name="P10"/>
      <text:p text:style-name="P1">Condition/Contrast</text:p>
      <text:p text:style-name="P6"><text:tab/><text:span text:style-name="T37">Although/though → a pesar de que, sin embargo, </text:span></text:p>
      <text:p text:style-name="P6"><text:tab/><text:span text:style-name="T37">Even if → todavía si, incluso si, </text:span></text:p>
      <text:p text:style-name="P6"><text:tab/><text:span text:style-name="T37">If (only) → sí, </text:span></text:p>
      <text:p text:style-name="P6"><text:tab/><text:span text:style-name="T37">In case of → en caso de (que), </text:span></text:p>
      <text:p text:style-name="P6"><text:tab/><text:span text:style-name="T37">On condition of → en condición de, con la condición, </text:span></text:p>
      <text:p text:style-name="P6"><text:tab/><text:span text:style-name="T37">Provided that → siempre que, con tal que, a condición que, </text:span></text:p>
      <text:p text:style-name="P6"><text:tab/><text:span text:style-name="T37">Unless → a menos que, </text:span></text:p>
      <text:p text:style-name="P6"><text:tab/><text:span text:style-name="T36">But</text:span><text:span text:style-name="T37"> → sino, sino que, </text:span></text:p>
      <text:p text:style-name="P6"><text:tab/><text:span text:style-name="T37">Or → o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6-08T20:29:37.387000000</dc:date>
    <meta:editing-duration>PT1H11M23S</meta:editing-duration>
    <meta:editing-cycles>37</meta:editing-cycles>
    <meta:print-date>2019-06-08T20:26:33.900000000</meta:print-date>
    <meta:document-statistic meta:table-count="0" meta:image-count="0" meta:object-count="0" meta:page-count="2" meta:paragraph-count="77" meta:word-count="465" meta:character-count="3049" meta:non-whitespace-character-count="2031"/>
  </office:meta>
</office:document-meta>
</file>